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ahoma1" svg:font-family="Tahoma" style:font-pitch="variable"/>
    <style:font-face style:name="Tahoma" svg:font-family="Tahoma" style:font-adornments="Regular" style:font-pitch="variable"/>
    <style:font-face style:name="Times New Roman" svg:font-family="'Times New Roman'"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justify" style:justify-single-word="false" fo:text-indent="0in" style:auto-text-indent="false"/>
    </style:style>
    <style:style style:name="P5" style:family="paragraph" style:parent-style-name="Text_20_body">
      <style:paragraph-properties fo:margin-left="0in" fo:margin-right="0in" fo:margin-top="0in" fo:margin-bottom="0.0201in" fo:text-align="justify" style:justify-single-word="false" fo:text-indent="0in" style:auto-text-indent="false"/>
    </style:style>
    <style:style style:name="P6" style:family="paragraph" style:parent-style-name="Text_20_body" style:list-style-name="L1">
      <style:paragraph-properties fo:margin-left="0in" fo:margin-right="0in" fo:margin-top="0in" fo:margin-bottom="0.0201in" fo:text-align="justify" style:justify-single-word="false" fo:text-indent="0in" style:auto-text-indent="false"/>
    </style:style>
    <style:style style:name="P7" style:family="paragraph" style:parent-style-name="Text_20_body" style:list-style-name="L2">
      <style:paragraph-properties fo:margin-left="0in" fo:margin-right="0in" fo:margin-top="0in" fo:margin-bottom="0.0201in" fo:text-align="justify" style:justify-single-word="false" fo:text-indent="0in" style:auto-text-indent="false" fo:background-color="transparent">
        <style:background-image/>
      </style:paragraph-properties>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aling With Police</text:h>
      <text:h text:style-name="Heading_20_3" text:outline-level="3"><text:span text:style-name="Numbering_20_Symbols"><text:span text:style-name="T1">In General</text:span></text:span></text:h>
      <text:p text:style-name="P1"><text:span text:style-name="Numbering_20_Symbols"><text:span text:style-name="T2">When dealing with the police, keep your hands in view and don’t make sudden movements. <text:s/>Avoid passing behind them. <text:s/>Nervous cops are dangerous cops. <text:s/>Also, never touch the police or their equipment (vehicles, flashlights, animals, etc.) — you can get beat up and charged with assault.</text:span></text:span></text:p>
      <text:p text:style-name="P1"><text:span text:style-name="Numbering_20_Symbols"><text:span text:style-name="T2">The police do not decide your charges; they can only make recommendations. <text:s/>The prosecutor is the only person who can actually charge you. <text:s/>Remember this the next time the cops start rattling off all the charges they’re supposedly “going to give you.”</text:span></text:span></text:p>
      <text:h text:style-name="Heading_20_3" text:outline-level="3"><text:span text:style-name="Numbering_20_Symbols"><text:span text:style-name="T1">Questioning</text:span></text:span></text:h>
      <text:p text:style-name="P1"><text:span text:style-name="Numbering_20_Symbols"><text:span text:style-name="T2">Interrogation isn’t always bright lights and rubber hoses — usually it’s just a conversation. <text:s/>Whenever the cops ask you anything besides your name and address, it’s legally safest to say these Magic Words: </text:span></text:span></text:p>
      <text:p text:style-name="P3"><text:span text:style-name="Numbering_20_Symbols"><text:span text:style-name="T3">“I am going to remain silent. I want to see a lawyer.”</text:span></text:span></text:p>
      <text:p text:style-name="P1"><text:span text:style-name="Numbering_20_Symbols"><text:span text:style-name="T2">This invokes the rights which protect you from interrogation. <text:s text:c="2"/>When you say this, the cops (and all other law enforcement officials) are legally required to stop asking you questions. <text:s/>They probably won’t stop, so just repeat the Magic Words or remain silent until they catch on.</text:span></text:span></text:p>
      <text:p text:style-name="P1"><text:span text:style-name="Numbering_20_Symbols"><text:span text:style-name="T2"><text:s/>Remember, anything you say to the authorities can and will be used against you and your friends in court. <text:s/>There’s no way to predict what information the police might try to use or how they’d use it. <text:s/>Plus, the police often misquote or lie altogether about what was said. <text:s/>So say only the Magic Words and let all the cops and witnesses know that this is your policy. <text:s/>Make sure that when you’re arrested with other people, the rest of the group knows the Magic Words and promises to use them. </text:span></text:span></text:p>
      <text:p text:style-name="P1"><text:span text:style-name="Numbering_20_Symbols"><text:span text:style-name="T2">One of the jobs of cops is to get information out of people, and they usually don’t have any scruples about how they do it. <text:s/>Cops are legally allowed to lie when they’re investigating, and they are trained to be manipulative. The only thing you should say to cops, other than identifying yourself, is the Magic Words: </text:span></text:span><text:span text:style-name="Numbering_20_Symbols"><text:span text:style-name="T4">“I am going to remain silent. <text:s/>I want to see a lawyer.” <text:s/></text:span></text:span></text:p>
      <text:p text:style-name="P1"><text:span text:style-name="Numbering_20_Symbols"><text:span text:style-name="T2">Here are some lies they will tell you: </text:span></text:span></text:p>
      <text:list text:style-name="L1">
        <text:list-item>
          <text:p text:style-name="P6"><text:span text:style-name="Numbering_20_Symbols"><text:span text:style-name="T2">“You’re not a suspect — just help us understand what happened here and then you can go.” <text:s/></text:span></text:span></text:p>
        </text:list-item>
        <text:list-item>
          <text:p text:style-name="P6"><text:span text:style-name="Numbering_20_Symbols"><text:span text:style-name="T2">“If you don’t answer my questions, I’ll have no choice but to arrest you. <text:s/>Do you want to go to jail?”</text:span></text:span></text:p>
        </text:list-item>
        <text:list-item>
          <text:p text:style-name="P6"><text:span text:style-name="Numbering_20_Symbols"><text:span text:style-name="T2">“If you don’t answer my questions, I’m going to charge you with resisting arrest.”</text:span></text:span></text:p>
        </text:list-item>
        <text:list-item>
          <text:p text:style-name="P6"><text:span text:style-name="Numbering_20_Symbols"><text:span text:style-name="T2">“All of your friends have cooperated and we let them go home. <text:s/>You’re the only one left.”</text:span></text:span></text:p>
        </text:list-item>
      </text:list>
      <text:p text:style-name="P5"><text:span text:style-name="Numbering_20_Symbols"><text:span text:style-name="T2"/></text:span></text:p>
      <text:p text:style-name="P2"><text:span text:style-name="Numbering_20_Symbols"><text:span text:style-name="T2"><text:tab/></text:span></text:span><text:span text:style-name="Numbering_20_Symbols"><text:span text:style-name="T2">Cops are sneaky and there are lots of ways they can trick you into talking. Here are some scams they’ll pull:</text:span></text:span></text:p>
      <text:list text:style-name="L2">
        <text:list-item>
          <text:p text:style-name="P7"><text:span text:style-name="Numbering_20_Symbols"><text:span text:style-name="T2">Good Cop/ Bad Cop: <text:s/>Bad cop is aggressive and menacing, while good cop is nice, </text:span></text:span><text:soft-page-break/><text:span text:style-name="Numbering_20_Symbols"><text:span text:style-name="T2">friendly, and familiar (usually good cop is the same race and gender as you). <text:s/>The idea is bad cop scares you so bad you are desperately looking for a friend. <text:s/>Good cop is that friend. </text:span></text:span></text:p>
        </text:list-item>
        <text:list-item>
          <text:p text:style-name="P7"><text:span text:style-name="Numbering_20_Symbols"><text:span text:style-name="T2">The cops will tell you that your friends ratted on you so that you will snitch on them. <text:s/>Meanwhile, they tell your friends the same thing. <text:s/>If anyone breaks and talks, you all go down. <text:s/></text:span></text:span></text:p>
        </text:list-item>
        <text:list-item>
          <text:p text:style-name="P7"><text:span text:style-name="Numbering_20_Symbols"><text:span text:style-name="T2">The cops will tell you that they have all the evidence they need to convict you and that if you “take responsibility” and confess the judge will be impressed by your honesty and go easy on you. <text:s/>What they really mean is: “we don’t have enough evidence yet, please confess.”</text:span></text:span></text:p>
        </text:list-item>
      </text:list>
      <text:p text:style-name="P1"><text:span text:style-name="Numbering_20_Symbols"><text:span text:style-name="T2">Jail is a very isolating and intimidating place. <text:s/>It is really easy to believe what the cops tell you. <text:s/>Insist upon speaking with a lawyer before you answer any questions or sign anything.</text:span></text:span></text:p>
      <text:p text:style-name="P1"><text:span text:style-name="Numbering_20_Symbols"><text:span text:style-name="T3">The Golden Rule: Never trust a cop.</text:span></text:span></text:p>
      <text:h text:style-name="Heading_20_3" text:outline-level="3"><text:span text:style-name="Numbering_20_Symbols"><text:span text:style-name="T1">The Miranda Warnings</text:span></text:span></text:h>
      <text:p text:style-name="P1"><text:span text:style-name="Numbering_20_Symbols"><text:span text:style-name="T2">The police do not have to read you your rights (also known as the </text:span></text:span><text:span text:style-name="Numbering_20_Symbols"><text:span text:style-name="T4">Miranda</text:span></text:span><text:span text:style-name="Numbering_20_Symbols"><text:span text:style-name="T2"> warnings). <text:s/></text:span></text:span><text:span text:style-name="Numbering_20_Symbols"><text:span text:style-name="T4">Miranda</text:span></text:span><text:span text:style-name="Numbering_20_Symbols"><text:span text:style-name="T2"> applies when there is (a) an interrogation (b) by a police officer of other agent of law enforcement (c) while the suspect is in police custody (you do not have to be formally arrested to be “in custody”). <text:s/>Even when all these conditions are met, the police intentionally violate </text:span></text:span><text:span text:style-name="Numbering_20_Symbols"><text:span text:style-name="T4">Miranda</text:span></text:span><text:span text:style-name="Numbering_20_Symbols"><text:span text:style-name="T2">. And though your rights have been violated, what you say can be used against you. <text:s text:c="2"/>For this reason, it is better not to wait for the cops – you know what your rights are, so you can invoke them by saying the Magic Words, </text:span></text:span><text:span text:style-name="Numbering_20_Symbols"><text:span text:style-name="T4">“I am going to remain silent. I want to see a lawyer.”</text:span></text:span></text:p>
      <text:p text:style-name="P1"><text:span text:style-name="Numbering_20_Symbols"><text:span text:style-name="T2">If you’ve been arrested and realize that you have started answering questions, don’t panic. <text:s/>Just re-invoke your rights by saying the Magic Words again. <text:s/>Don’t let them trick you into thinking that because you answered some of their questions, you have to answer all of them.</text:span></text:span></text:p>
      <text:h text:style-name="Heading_20_3" text:outline-level="3"><text:span text:style-name="Numbering_20_Symbols"><text:span text:style-name="T1">Police Encounters</text:span></text:span></text:h>
      <text:p text:style-name="P1"><text:span text:style-name="Numbering_20_Symbols"><text:span text:style-name="T2">There are three basic types of encounters with the police: Conversation, Detention, and Arrest. <text:s/></text:span></text:span></text:p>
      <text:p text:style-name="P4"><text:span text:style-name="Numbering_20_Symbols"><text:span text:style-name="T1"><text:tab/>Conversation: </text:span></text:span><text:span text:style-name="Numbering_20_Symbols"><text:span text:style-name="T2">When the cops are trying to get information, but don’t have enough evidence to detain or arrest you, they’ll try to weasel some information out of you. <text:s/>They may call this a “casual encounter” or a “friendly conversation”. <text:s/>If you talk to them, you may give them the information they need to arrest you or your friends. <text:s/>In most situations, it’s better and safer not to talk to cops.</text:span></text:span></text:p>
      <text:p text:style-name="P1"><text:span text:style-name="Numbering_20_Symbols"><text:span text:style-name="T1">Detention: </text:span></text:span><text:span text:style-name="Numbering_20_Symbols"><text:span text:style-name="T2">Police can detain you only if they have </text:span></text:span><text:span text:style-name="Numbering_20_Symbols"><text:span text:style-name="T4">reasonable suspicion</text:span></text:span><text:span text:style-name="Numbering_20_Symbols"><text:span text:style-name="T2"> (see below) that you are involved in a crime. <text:s/>Detention means that, though you aren’t arrested, you can’t leave. <text:s/>Detention is supposed to last a short time and they aren’t supposed to move you. <text:s/>During detention, the police can pat you down and go into your bag to make sure you don’t have any weapons. <text:s/>They aren’t supposed to go into your pockets unless they feel a weapon. <text:s/></text:span></text:span></text:p>
      <text:p text:style-name="P1"><text:span text:style-name="Numbering_20_Symbols"><text:span text:style-name="T2">If the police are asking questions, ask if you are being detained. <text:s/>If not, leave and </text:span></text:span><text:soft-page-break/><text:span text:style-name="Numbering_20_Symbols"><text:span text:style-name="T2">say nothing else to them. <text:s/>If you are being detained, you may want to ask why. <text:s/>Then you should say the Magic Words:</text:span></text:span><text:span text:style-name="Numbering_20_Symbols"><text:span text:style-name="T4"> “I am going to remain silent. <text:s/>I want a lawyer”</text:span></text:span><text:span text:style-name="Numbering_20_Symbols"><text:span text:style-name="T2"> and nothing else.</text:span></text:span></text:p>
      <text:p text:style-name="P1"><text:span text:style-name="Numbering_20_Symbols"><text:span text:style-name="T2">A detention can easily turn into arrest. <text:s/>If the police are detaining you and they get information that you are involved in a crime, they will arrest you, even if it has nothing to do with your detention. <text:s/>For example, if someone gets pulled over for speeding (detained) and the cop sees drugs in the car, the cops will arrest her for possession of the drugs even though it has nothing to do with her getting pulled over. <text:s/>Cops have two reasons to detain you: 1) they are writing you a citation (a traffic ticket, for example), or 2) they want to arrest you but they don’t have enough information yet to do so.</text:span></text:span></text:p>
      <text:p text:style-name="P1"><text:span text:style-name="Numbering_20_Symbols"><text:span text:style-name="T1">Arrest: </text:span></text:span><text:span text:style-name="Numbering_20_Symbols"><text:span text:style-name="T2">Police can arrest you only if they have </text:span></text:span><text:span text:style-name="Numbering_20_Symbols"><text:span text:style-name="T4">probable cause</text:span></text:span><text:span text:style-name="Numbering_20_Symbols"><text:span text:style-name="T2"> (see below) that you are involved in a crime. <text:s/>When you are arrested, the cops can search you to the skin and go through you car and any belongings. <text:s/>By law, an officer strip searching you must be the same gender as you.</text:span></text:span></text:p>
      <text:p text:style-name="P1"><text:span text:style-name="Numbering_20_Symbols"><text:span text:style-name="T2">If the police come to your door with an arrest warrant, go outside and lock the door behind you. <text:s/>Cops are allowed to search any room you go into, so don’t go back into the house for any reason. <text:s/>If they have an arrest warrant, hiding won’t help because they are allowed to force their way in if they know you are there. <text:s/>It’s usually better to just go with them without giving them an opportunity to search.</text:span></text:span></text:p>
      <text:h text:style-name="Heading_20_3" text:outline-level="3"><text:span text:style-name="Numbering_20_Symbols"><text:span text:style-name="T1">Reasonable Suspicion vs. Probable Cause</text:span></text:span></text:h>
      <text:p text:style-name="P1"><text:span text:style-name="Numbering_20_Symbols"><text:span text:style-name="T2">Reasonable suspicion must be based on more than a hunch — cops must be able to put their suspicion into words. <text:s/>For example, cops can’t just stop someone and say, “She looked like she was up to something.” <text:s/>They need to be more specific, like, “She was standing under the overpass staring up at some graffiti that hadn’t been there 2 hours ago. <text:s/>She had the same graffiti pattern written on her backpack. <text:s/>I suspected that she had put up the graffiti.”</text:span></text:span></text:p>
      <text:p text:style-name="P1"><text:span text:style-name="Numbering_20_Symbols"><text:span text:style-name="T2">Cops need more proof to say they have a probable cause than to say they have a reasonable suspicion. <text:s/>For example, “A store owner called to report someone matching her description tagging a wall across the street. <text:s/>As I drove up to the store, I saw her running away spattered with paint and carrying a spray can in her hand.” </text:span></text:span></text:p>
      <text:h text:style-name="Heading_20_3" text:outline-level="3"><text:span text:style-name="Numbering_20_Symbols"><text:span text:style-name="T1">Searches</text:span></text:span></text:h>
      <text:p text:style-name="P1"><text:span text:style-name="Numbering_20_Symbols"><text:span text:style-name="T2">Never consent to a search! <text:s/>If the police try to search your house, car, backpack, pockets, etc. say the Magic Words 2: </text:span></text:span><text:span text:style-name="Numbering_20_Symbols"><text:span text:style-name="T4">“I do not consent to this search.”</text:span></text:span><text:span text:style-name="Numbering_20_Symbols"><text:span text:style-name="T2"> <text:s/>This may not stop them from forcing their way in and searching anyway, but if they search you illegally, they probably won’t be able to use the evidence against you in court. <text:s/>You have nothing to lose from refusing to consent to a search and lots to gain. <text:s/>Do not physically resist cops when they are trying to search because you could get hurt and charged with resisting arrest or assault. <text:s/>Just keep repeating the Magic Words 2 so that the cops and all witnesses know that this is your policy.</text:span></text:span></text:p>
      <text:p text:style-name="P1"><text:span text:style-name="Numbering_20_Symbols"><text:span text:style-name="T2">Be careful about casual consent. <text:s/>That is, if you are stopped by the cops and you get out of the car but don’t close the door, they can search the car and claim that they though you were indicating consent by leaving the door ajar. <text:s/>Also, if you say, “I’d </text:span></text:span><text:soft-page-break/><text:span text:style-name="Numbering_20_Symbols"><text:span text:style-name="T2">rather you didn’t search,” they can claim that you were reluctantly giving them permission to search. <text:s/>Always just say the Magic Words 2:</text:span></text:span><text:span text:style-name="Numbering_20_Symbols"><text:span text:style-name="T4"> “I do not consent to this search.” </text:span></text:span><text:span text:style-name="Numbering_20_Symbols"><text:span text:style-name="T2"><text:s/></text:span></text:span></text:p>
      <text:p text:style-name="P1"><text:span text:style-name="Numbering_20_Symbols"><text:span text:style-name="T2">If the cops have a search warrant, nothing changes — it’s legally safest to just say the Magic Words 2. <text:s/>Again, you have nothing to lose from refusing to consent to a search, and lots to gain if the search warrant is incorrect or invalid in some way. <text:s/>If they do have a search warrant, ask to read it. <text:s/>A valid warrant must have a recent date (usually not more than a couple of weeks), the correct address, and a judge’s or magistrate’s signature; some warrants indicate the time of day the cops can search. <text:s text:c="2"/>You should say the Magic Words 2 whether or not the search warrant appears correct. <text:s/>The same goes for any government official who tries to search you, your belongings, or your house.</text:span></text:span></text:p>
      <text:h text:style-name="Heading_20_3" text:outline-level="3"><text:span text:style-name="Numbering_20_Symbols"><text:span text:style-name="T1">Infiltrators and Informants</text:span></text:span></text:h>
      <text:p text:style-name="P1"><text:span text:style-name="Numbering_20_Symbols"><text:span text:style-name="T2"><text:s/>Undercover cops sometimes infiltrate political organizations. <text:s/>They can lie about being cops even if asked directly. <text:s/>Undercover cops can even break the law (narcs get hazard pay for doing drugs as part of their cover) and encourage others to do so as well. <text:s/>This is not legally entrapment.</text:span></text:span></text:p>
      <text:h text:style-name="Heading_20_3" text:outline-level="3"><text:span text:style-name="Numbering_20_Symbols"><text:span text:style-name="T1">FBI and other government agents</text:span></text:span></text:h>
      <text:p text:style-name="P1"><text:span text:style-name="Numbering_20_Symbols"><text:span text:style-name="T2">The essence of the Magic Words – I’m keeping my mouth shut until I talk to a lawyer – not only applies to police but also to the FBI, ICE, CIA, even IRS. <text:s text:c="3"/>If you want to be nice and polite, tell them that you don’t wish to speak with them until you’ve spoken with your lawyer, or that you won’t answer questions without a lawyer present. <text:s/>If you are being investigated as a result of your political activity, you can call the National Lawyers Guild at (415) 285-1055; they will help you find a lawyer you can talk to. <text:s text:c="3"/></text:span></text:span></text:p>
      <text:h text:style-name="Heading_20_3" text:outline-level="3"><text:span text:style-name="Numbering_20_Symbols"><text:span text:style-name="T1">Taking Notes</text:span></text:span></text:h>
      <text:p text:style-name="P1"><text:span text:style-name="Numbering_20_Symbols"><text:span text:style-name="T2">Whenever you interact with or observe the police, always write down what is said and who said it. <text:s/>Write down the cops’ names and badge numbers and the names and contact information of any witnesses. <text:s/>Record everything that happens. <text:s/>If you are expecting a lot of police contact, get in the habit of carrying a small tape recorder and a camera with you. <text:s/>Be careful — cops don’t like people taking notes, especially if the cops are planning on doing something illegal. <text:s/>Observing them and documenting their actions may have very different results; for example, it may cause them to respond aggressively, or it may prevent them from abusing you or your friends.</text:span></text:span></text:p>
      <text:h text:style-name="Heading_20_3" text:outline-level="3"><text:span text:style-name="Numbering_20_Symbols"><text:span text:style-name="T1">Conclusion</text:span></text:span></text:h>
      <text:p text:style-name="P1"><text:span text:style-name="Numbering_20_Symbols"><text:span text:style-name="T2">People deal with police in all kinds of circumstances. <text:s/>You must make an individual decision about how you will interact with law enforcement. <text:s/>It is important to know your legal rights, but it is also important for you to decide when and how to use them in order to best protect yourself.</text:span></text:span></text:p>
      <text:p text:style-name="P1"><text:span text:style-name="Numbering_20_Symbols"><text:span text:style-name="T2">If you have any comments, questions, or concerns, we would love to hear from you. <text:s/>Email us at mslc@midnightspecial.net or call us at (510) 261-484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pitch="variable"/>
    <style:font-face style:name="Tahoma" svg:font-family="Tahoma" style:font-adornments="Regular" style:font-pitch="variable"/>
    <style:font-face style:name="Times New Roman" svg:font-family="'Times New Roman'"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text-properties style:font-name="Verdana"/>
    </style:style>
    <style:style style:name="Text_20_body" style:display-name="Text body" style:family="paragraph" style:parent-style-name="Standard" style:class="text">
      <style:paragraph-properties fo:margin-left="0in" fo:margin-right="0in" fo:margin-top="0in" fo:margin-bottom="0.0835in" fo:text-indent="0.5in" style:auto-text-indent="false"/>
    </style:style>
    <style:style style:name="Heading" style:family="paragraph" style:parent-style-name="Standard" style:next-style-name="Text_20_body" style:class="text">
      <style:paragraph-properties fo:margin-top="0.1665in" fo:margin-bottom="0.0835in" fo:keep-with-next="always"/>
      <style:text-properties fo:font-size="14pt" fo:font-weight="bold"/>
    </style:style>
    <style:style style:name="Heading_20_1" style:display-name="Heading 1" style:family="paragraph" style:parent-style-name="Heading" style:next-style-name="Text_20_body" style:class="text" style:default-outline-level="1">
      <style:paragraph-properties fo:margin-top="0in" fo:margin-bottom="0in" fo:text-align="center" style:justify-single-word="false" style:shadow="none"/>
      <style:text-properties fo:font-size="16pt" fo:font-weight="bold"/>
    </style:style>
    <style:style style:name="Heading_20_2" style:display-name="Heading 2" style:family="paragraph" style:parent-style-name="Heading" style:next-style-name="Text_20_body" style:class="text" style:default-outline-level="2">
      <style:paragraph-properties fo:margin-top="0in" fo:margin-bottom="0in" fo:text-align="center" style:justify-single-word="false"/>
      <style:text-properties fo:font-size="12pt" fo:font-style="italic" fo:font-weight="bold"/>
    </style:style>
    <style:style style:name="Heading_20_3" style:display-name="Heading 3" style:family="paragraph" style:parent-style-name="Heading" style:next-style-name="Text_20_body" style:class="text" style:default-outline-level="3">
      <style:paragraph-properties fo:margin-top="0.1299in" fo:margin-bottom="0.0799in"/>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fo:padding="0in" fo:border-left="none" fo:border-right="none" fo:border-top="0.0008in solid #000000" fo:border-bottom="none" style:shadow="none" text:number-lines="false" text:line-number="0">
        <style:tab-stops>
          <style:tab-stop style:position="3.75in" style:type="center"/>
          <style:tab-stop style:position="7.5in" style:type="right"/>
        </style:tab-stops>
      </style:paragraph-properties>
      <style:text-properties fo:font-size="10pt"/>
    </style:style>
    <style:style style:name="Materials" style:family="paragraph" style:parent-style-name="Text_20_body" style:next-style-name="Text_20_body" style:class="text">
      <style:paragraph-properties fo:margin-left="0.75in" fo:margin-right="0.75in" fo:text-align="start" style:justify-single-word="false" fo:text-indent="0in" style:auto-text-indent="false" fo:background-color="#e6e6e6" fo:padding="0.0201in" fo:border="0.0008in solid #000000" style:shadow="none">
        <style:background-image/>
      </style:paragraph-properties>
    </style:style>
    <style:style style:name="Footnote_20_Symbol" style:display-name="Footnote Symbol" style:family="text"/>
    <style:style style:name="Numbering_20_Symbols" style:display-name="Numbering Symbols" style:family="text">
      <style:text-properties style:font-name="Verdana1" fo:font-weight="bold"/>
    </style:style>
    <style:style style:name="Bullet_20_Symbols" style:display-name="Bullet Symbols" style:family="text">
      <style:text-properties style:font-name="Tahoma" fo:font-size="9pt" style:font-name-asian="StarSymbol1" style:font-size-asian="9pt" style:font-name-complex="StarSymbol1" style:font-size-complex="9pt"/>
    </style:style>
    <style:style style:name="Endnote_20_Symbol" style:display-name="End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I">
        <style:list-level-properties text:min-label-width="0.1965in"/>
      </text:list-level-style-number>
      <text:list-level-style-number text:level="2" text:style-name="Numbering_20_Symbols" style:num-suffix=". " style:num-format="1">
        <style:list-level-properties text:space-before="0.1972in" text:min-label-width="0.1965in"/>
      </text:list-level-style-number>
      <text:list-level-style-bullet text:level="3" text:style-name="Bullet_20_Symbols" style:num-suffix=" " text:bullet-char="•">
        <style:list-level-properties text:space-before="0.3937in" text:min-label-width="0.1965in"/>
        <style:text-properties fo:font-family="Tahoma" style:font-family-generic="swiss" style:font-pitch="variable"/>
      </text:list-level-style-bullet>
      <text:list-level-style-bullet text:level="4" text:style-name="Bullet_20_Symbols" style:num-suffix=" " text:bullet-char="◦">
        <style:list-level-properties text:space-before="0.5909in" text:min-label-width="0.1965in"/>
        <style:text-properties fo:font-family="Tahoma" style:font-family-generic="swiss" style:font-pitch="variable"/>
      </text:list-level-style-bullet>
      <text:list-level-style-bullet text:level="5" text:style-name="Bullet_20_Symbols" style:num-prefix=" " style:num-suffix=" " text:bullet-char="•">
        <style:list-level-properties text:space-before="0.7874in" text:min-label-width="0.1965in"/>
        <style:text-properties style:font-name="StarSymbol1"/>
      </text:list-level-style-bullet>
      <text:list-level-style-bullet text:level="6" text:style-name="Bullet_20_Symbols" style:num-prefix=" " style:num-suffix=" " text:bullet-char="•">
        <style:list-level-properties text:space-before="0.9846in" text:min-label-width="0.1965in"/>
        <style:text-properties style:font-name="StarSymbol1"/>
      </text:list-level-style-bullet>
      <text:list-level-style-bullet text:level="7" text:style-name="Bullet_20_Symbols" style:num-prefix=" " style:num-suffix=" " text:bullet-char="•">
        <style:list-level-properties text:space-before="1.1815in" text:min-label-width="0.1965in"/>
        <style:text-properties style:font-name="StarSymbol1"/>
      </text:list-level-style-bullet>
      <text:list-level-style-bullet text:level="8" text:style-name="Bullet_20_Symbols" style:num-prefix=" " style:num-suffix=" " text:bullet-char="•">
        <style:list-level-properties text:space-before="1.3787in" text:min-label-width="0.1965in"/>
        <style:text-properties style:font-name="StarSymbol1"/>
      </text:list-level-style-bullet>
      <text:list-level-style-bullet text:level="9" text:style-name="Bullet_20_Symbols" style:num-prefix=" " style:num-suffix=" " text:bullet-char="•">
        <style:list-level-properties text:space-before="1.5752in" text:min-label-width="0.1965in"/>
        <style:text-properties style:font-name="StarSymbol1"/>
      </text:list-level-style-bullet>
      <text:list-level-style-bullet text:level="10" text:style-name="Bullet_20_Symbols" style:num-prefix=" " style:num-suffix=" " text:bullet-char="•">
        <style:list-level-properties text:space-before="1.7724in" text:min-label-width="0.1965in"/>
        <style:text-properties style:font-name="StarSymbol1"/>
      </text:list-level-style-bullet>
    </text:list-style>
    <text:list-style style:name="Numbering_20_2" style:display-name="Numbering 2">
      <text:list-level-style-number text:level="1" text:style-name="Numbering_20_Symbols" style:num-prefix=" " style:num-suffix=". " style:num-format="I">
        <style:list-level-properties text:min-label-width="0.1965in"/>
      </text:list-level-style-number>
      <text:list-level-style-number text:level="2" text:style-name="Numbering_20_Symbols" style:num-prefix=" " style:num-suffix=". " style:num-format="A">
        <style:list-level-properties text:space-before="0.1965in" text:min-label-width="0.1965in"/>
      </text:list-level-style-number>
      <text:list-level-style-number text:level="3" text:style-name="Numbering_20_Symbols" style:num-prefix=" " style:num-suffix=". " style:num-format="1">
        <style:list-level-properties text:space-before="0.3902in" text:min-label-width="0.2in"/>
      </text:list-level-style-number>
      <text:list-level-style-number text:level="4" text:style-name="Numbering_20_Symbols" style:num-prefix=" " style:num-suffix=") " style:num-format="a">
        <style:list-level-properties text:space-before="0.7866in" text:min-label-width="0.4925in"/>
      </text:list-level-style-number>
      <text:list-level-style-bullet text:level="5" text:style-name="Bullet_20_Symbols" style:num-prefix=" " style:num-suffix=" " text:bullet-char="•">
        <style:list-level-properties text:space-before="1.2791in" text:min-label-width="0.5902in"/>
        <style:text-properties style:font-name="StarSymbol1"/>
      </text:list-level-style-bullet>
      <text:list-level-style-bullet text:level="6" text:style-name="Bullet_20_Symbols" style:num-prefix=" " style:num-suffix=" " text:bullet-char="•">
        <style:list-level-properties text:space-before="1.8693in" text:min-label-width="0.7091in"/>
        <style:text-properties style:font-name="StarSymbol1"/>
      </text:list-level-style-bullet>
      <text:list-level-style-bullet text:level="7" text:style-name="Bullet_20_Symbols" style:num-prefix=" " style:num-suffix=" " text:bullet-char="•">
        <style:list-level-properties text:space-before="2.5783in" text:min-label-width="0.9055in"/>
        <style:text-properties style:font-name="StarSymbol1"/>
      </text:list-level-style-bullet>
      <text:list-level-style-bullet text:level="8" text:style-name="Bullet_20_Symbols" style:num-prefix=" " style:num-suffix=" " text:bullet-char="•">
        <style:list-level-properties text:space-before="3.4839in" text:min-label-width="1.0236in"/>
        <style:text-properties style:font-name="StarSymbol1"/>
      </text:list-level-style-bullet>
      <text:list-level-style-bullet text:level="9" text:style-name="Bullet_20_Symbols" style:num-prefix=" " style:num-suffix=" " text:bullet-char="•">
        <style:list-level-properties text:space-before="4.5075in" text:min-label-width="1.1028in"/>
        <style:text-properties style:font-name="StarSymbol1"/>
      </text:list-level-style-bullet>
      <text:list-level-style-bullet text:level="10" text:style-name="Bullet_20_Symbols" style:num-prefix=" " style:num-suffix=" " text:bullet-char="•">
        <style:list-level-properties text:space-before="5.6102in" text:min-label-width="1.2209in"/>
        <style:text-properties style:font-name="StarSymbol1"/>
      </text:list-level-style-bullet>
    </text:list-style>
    <text:list-style style:name="List_20_1" style:display-name="List 1">
      <text:list-level-style-bullet text:level="1" text:style-name="Bullet_20_Symbols" text:bullet-char="●">
        <style:list-level-properties text:min-label-width="0.1575in"/>
        <style:text-properties fo:font-family="Tahoma" style:font-family-generic="swiss" style:font-pitch="variable"/>
      </text:list-level-style-bullet>
      <text:list-level-style-bullet text:level="2" text:style-name="Bullet_20_Symbols" text:bullet-char="●">
        <style:list-level-properties text:space-before="0.1579in" text:min-label-width="0.1575in"/>
        <style:text-properties fo:font-family="Tahoma" style:font-family-generic="swiss" style:font-pitch="variable"/>
      </text:list-level-style-bullet>
      <text:list-level-style-bullet text:level="3" text:style-name="Bullet_20_Symbols" text:bullet-char="•">
        <style:list-level-properties text:space-before="0.3146in" text:min-label-width="0.1575in"/>
        <style:text-properties fo:font-family="Tahoma" style:font-family-generic="swiss" style:font-pitch="variable"/>
      </text:list-level-style-bullet>
      <text:list-level-style-bullet text:level="4" text:style-name="Bullet_20_Symbols" text:bullet-char="◦">
        <style:list-level-properties text:space-before="0.4724in" text:min-label-width="0.1575in"/>
        <style:text-properties fo:font-family="Tahoma" style:font-family-generic="swiss" style:font-pitch="variable"/>
      </text:list-level-style-bullet>
      <text:list-level-style-bullet text:level="5" text:style-name="Bullet_20_Symbols" text:bullet-char="-">
        <style:list-level-properties text:space-before="0.6299in" text:min-label-width="0.1575in"/>
        <style:text-properties fo:font-family="Tahoma" style:font-family-generic="swiss" style:font-pitch="variable"/>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402in" fo:margin-left="0in" fo:margin-right="0in" fo:margin-top="0.1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Dealing With Police – 4/21/08<text:tab/>Page <text:page-number text:select-page="current">2</text:page-number> of <text:page-count>4</text:page-count><text:tab/>http://www.midnightspecial.ne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5-10-13T22:47:36</meta:creation-date>
    <dc:creator>Greg Michalec</dc:creator>
    <dc:date>2008-04-21T18:55:28</dc:date>
    <meta:editing-cycles>2</meta:editing-cycles>
    <meta:editing-duration>PT24S</meta:editing-duration>
    <meta:user-defined meta:name="Info 1"/>
    <meta:user-defined meta:name="Info 2"/>
    <meta:user-defined meta:name="Info 3"/>
    <meta:user-defined meta:name="Info 4"/>
    <meta:document-statistic meta:table-count="0" meta:image-count="0" meta:object-count="0" meta:page-count="4" meta:paragraph-count="49" meta:word-count="2082" meta:character-count="11592"/>
  </office:meta>
</office:document-meta>
</file>